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2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/>
    </style:style>
    <style:style style:name="P3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4" style:family="paragraph" style:parent-style-name="Preformatted_20_Text">
      <style:paragraph-properties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normal"/>
    </style:style>
    <style:style style:name="P6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/>
    </style:style>
    <style:style style:name="P7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loext:opacity="100%" style:font-name="Arial" fo:font-size="15pt" fo:letter-spacing="normal" fo:font-style="normal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8" style:family="paragraph" style:parent-style-name="Preformatted_20_Text">
      <style:paragraph-properties fo:margin-top="0cm" fo:margin-bottom="0.499cm" style:contextual-spacing="false" fo:text-align="start" style:justify-single-word="false"/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0" style:family="paragraph" style:parent-style-name="Preformatted_20_Text">
      <style:paragraph-properties fo:margin-left="1.251cm" fo:margin-right="0cm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1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808080" loext:opacity="100%" fo:letter-spacing="normal" fo:font-style="normal" fo:font-weight="normal"/>
    </style:style>
    <style:style style:name="P12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808080" loext:opacity="100%" fo:letter-spacing="normal" fo:font-style="normal" fo:font-weight="normal"/>
    </style:style>
    <style:style style:name="P13" style:family="paragraph" style:parent-style-name="Preformatted_20_Text">
      <style:paragraph-properties fo:text-align="justify" style:justify-single-word="false"/>
      <style:text-properties fo:font-variant="normal" fo:text-transform="none" fo:color="#808080" loext:opacity="100%" fo:letter-spacing="normal"/>
    </style:style>
    <style:style style:name="P14" style:family="paragraph" style:parent-style-name="Preformatted_20_Text">
      <style:paragraph-properties fo:margin-left="1.251cm" fo:margin-right="0cm" fo:margin-top="0cm" fo:margin-bottom="0.499cm" style:contextual-spacing="false" fo:text-align="start" style:justify-single-word="false" fo:text-indent="0cm" style:auto-text-indent="false"/>
      <style:text-properties fo:font-variant="normal" fo:text-transform="none" fo:color="#999999" loext:opacity="100%" fo:letter-spacing="normal" fo:font-style="normal" fo:font-weight="normal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loext:opacity="0%" style:font-name="Arial" fo:font-size="12pt" fo:font-weight="normal" fo:background-color="transparent" style:font-name-asian="Calibri" style:font-size-asian="12pt" style:font-name-complex="Calibri" style:font-size-complex="12pt"/>
    </style:style>
    <style:style style:name="P16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808080" loext:opacity="100%"/>
    </style:style>
    <style:style style:name="P19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8080" loext:opacity="100%"/>
    </style:style>
    <style:style style:name="P20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fo:color="#b3b3b3" loext:opacity="100%" style:font-name="Arial" fo:font-size="12pt" fo:font-weight="normal" fo:background-color="transparent" style:font-name-asian="Calibri" style:font-size-asian="12pt" style:font-name-complex="Calibri" style:font-size-complex="12pt"/>
    </style:style>
    <style:style style:name="P21" style:family="paragraph" style:parent-style-name="Standard">
      <style:paragraph-properties fo:margin-left="1.251cm" fo:margin-right="0cm" fo:line-height="100%" fo:text-align="start" style:justify-single-word="false" fo:text-indent="0cm" style:auto-text-indent="false"/>
      <style:text-properties fo:color="#999999" loext:opacity="100%" style:font-name="Calibri" fo:font-size="11pt" fo:font-weight="normal" fo:background-color="transparent" style:font-name-asian="Calibri" style:font-name-complex="Calibri"/>
    </style:style>
    <style:style style:name="P22" style:family="paragraph" style:parent-style-name="Standard">
      <style:paragraph-properties fo:margin-left="1.251cm" fo:margin-right="0cm" fo:margin-top="0cm" fo:margin-bottom="0.499cm" style:contextual-spacing="false" fo:line-height="100%" fo:text-align="start" style:justify-single-word="false" fo:text-indent="0cm" style:auto-text-indent="false"/>
      <style:text-properties fo:color="#999999" loext:opacity="100%" style:font-name="Calibri" fo:font-size="11pt" fo:font-weight="normal" fo:background-color="transparent" style:font-name-asian="Calibri" style:font-name-complex="Calibri"/>
    </style:style>
    <style:style style:name="P23" style:family="paragraph" style:parent-style-name="Preformatted_20_Text">
      <style:paragraph-properties fo:margin-top="0cm" fo:margin-bottom="0.499cm" style:contextual-spacing="false" fo:text-align="start" style:justify-single-word="false"/>
      <style:text-properties fo:color="#000000" loext:opacity="100%" style:font-name="Arial" fo:font-size="12pt" fo:font-weight="normal" style:font-size-asian="12pt" style:font-size-complex="12pt"/>
    </style:style>
    <style:style style:name="P24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fo:color="#000000" loext:opacity="100%" style:font-name="Arial" fo:font-size="12pt" fo:font-weight="normal" fo:background-color="transparent" style:font-name-asian="Courier New" style:font-size-asian="12pt" style:font-name-complex="Courier New" style:font-size-complex="12pt"/>
    </style:style>
    <style:style style:name="P25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P26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font-variant="normal" fo:text-transform="none" fo:color="#000000" loext:opacity="100%" fo:letter-spacing="normal" fo:font-style="normal" fo:font-weight="bold" fo:background-color="#ffff00" style:font-weight-asian="bold" style:font-weight-complex="bold"/>
    </style:style>
    <style:style style:name="P27" style:family="paragraph" style:parent-style-name="Preformatted_20_Text">
      <style:paragraph-properties fo:margin-top="0cm" fo:margin-bottom="0.499cm" style:contextual-spacing="false" fo:text-align="justify" style:justify-single-word="false"/>
    </style:style>
    <style:style style:name="P28" style:family="paragraph" style:parent-style-name="Preformatted_20_Text">
      <style:paragraph-properties fo:margin-top="0cm" fo:margin-bottom="0.499cm" style:contextual-spacing="false" fo:text-align="justify" style:justify-single-word="false"/>
      <style:text-properties fo:background-color="#ffff00"/>
    </style:style>
    <style:style style:name="P29" style:family="paragraph" style:parent-style-name="Preformatted_20_Text">
      <style:paragraph-properties fo:margin-top="0cm" fo:margin-bottom="0.499cm" style:contextual-spacing="false" fo:text-align="justify" style:justify-single-word="false"/>
      <style:text-properties officeooo:paragraph-rsid="00086cf9" fo:background-color="#ffff00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style="normal" fo:font-weight="normal"/>
    </style:style>
    <style:style style:name="T2" style:family="text">
      <style:text-properties fo:font-variant="normal" fo:text-transform="none" fo:color="#000000" loext:opacity="100%" style:font-name="sans-serif" fo:font-size="14pt" fo:letter-spacing="normal" fo:font-style="normal" fo:font-weight="normal"/>
    </style:style>
    <style:style style:name="T3" style:family="text">
      <style:text-properties fo:font-variant="normal" fo:text-transform="none" fo:color="#000000" loext:opacity="100%" fo:letter-spacing="normal" fo:font-style="normal" fo:font-weight="normal"/>
    </style:style>
    <style:style style:name="T4" style:family="text">
      <style:text-properties fo:font-variant="normal" fo:text-transform="none" fo:color="#000000" loext:opacity="100%" fo:letter-spacing="normal" fo:font-style="normal" fo:font-weight="bold" style:font-weight-asian="bold" style:font-weight-complex="bold"/>
    </style:style>
    <style:style style:name="T5" style:family="text">
      <style:text-properties fo:font-variant="normal" fo:text-transform="none" fo:color="#000000" loext:opacity="100%" style:font-name="Aria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000000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7" style:family="text">
      <style:text-properties fo:font-variant="normal" fo:text-transform="none" fo:color="#000000" loext:opacity="100%" style:font-name="Arial" fo:font-size="12pt" fo:letter-spacing="normal" fo:font-style="normal" fo:font-weight="bold" officeooo:rsid="00086cf9" style:font-size-asian="12pt" style:font-weight-asian="bold" style:font-size-complex="12pt" style:font-weight-complex="bold"/>
    </style:style>
    <style:style style:name="T8" style:family="text">
      <style:text-properties fo:color="#808080" loext:opacity="100%"/>
    </style:style>
    <style:style style:name="T9" style:family="text">
      <style:text-properties fo:color="#808080" loext:opacity="100%" fo:font-style="normal" fo:font-weight="normal"/>
    </style:style>
    <style:style style:name="T10" style:family="text">
      <style:text-properties style:use-window-font-color="true" loext:opacity="0%" fo:background-color="transparent" loext:char-shading-value="0" style:font-name-asian="Calibri" style:font-name-complex="Calibri"/>
    </style:style>
    <style:style style:name="T11" style:family="text">
      <style:text-properties style:font-name="sans-serif" fo:font-size="14pt"/>
    </style:style>
    <style:style style:name="T12" style:family="text">
      <style:text-properties fo:color="#999999" loext:opacity="100%"/>
    </style:style>
    <style:style style:name="T13" style:family="text">
      <style:text-properties officeooo:rsid="00086c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BOLETÍN 33</text:p>
      <text:p text:style-name="P3"/>
      <text:p text:style-name="P3"/>
      <text:p text:style-name="P3">&lt;?xml version="1.0" encoding="UTF-8"?&gt;</text:p>
      <text:p text:style-name="P4">&lt;biblioteca&gt;</text:p>
      <text:p text:style-name="P2"><text:s text:c="2"/><text:span text:style-name="T1">&lt;libro&gt;</text:span></text:p>
      <text:p text:style-name="P2"><text:s text:c="4"/><text:span text:style-name="T1">&lt;titulo&gt;La vida está en otra parte&lt;/titulo&gt;</text:span></text:p>
      <text:p text:style-name="P2"><text:s text:c="4"/><text:span text:style-name="T1">&lt;autor&gt;Milan Kundera&lt;/autor&gt;</text:span></text:p>
      <text:p text:style-name="P2"><text:s text:c="4"/><text:span text:style-name="T1">&lt;fechaPublicacion año="1973"/&gt;</text:span></text:p>
      <text:p text:style-name="P2"><text:s text:c="2"/><text:span text:style-name="T1">&lt;/libro&gt;</text:span></text:p>
      <text:p text:style-name="P2"><text:s text:c="2"/><text:span text:style-name="T1">&lt;libro&gt;</text:span></text:p>
      <text:p text:style-name="P2"><text:s text:c="4"/><text:span text:style-name="T1">&lt;titulo&gt;Pantaleón y las visitadoras&lt;/titulo&gt;</text:span></text:p>
      <text:p text:style-name="P2"><text:s text:c="4"/><text:span text:style-name="T1">&lt;autor fechaNacimiento="28/03/1936"&gt;Mario Vargas Llosa&lt;/autor&gt;</text:span></text:p>
      <text:p text:style-name="P2"><text:s text:c="4"/><text:span text:style-name="T1">&lt;fechaPublicacion año="1973"/&gt;</text:span></text:p>
      <text:p text:style-name="P2"><text:s text:c="2"/><text:span text:style-name="T1">&lt;/libro&gt;</text:span></text:p>
      <text:p text:style-name="P2"><text:s text:c="2"/><text:span text:style-name="T1">&lt;libro&gt;</text:span></text:p>
      <text:p text:style-name="P2"><text:s text:c="4"/><text:span text:style-name="T1">&lt;titulo&gt;Conversación en la catedral&lt;/titulo&gt;</text:span></text:p>
      <text:p text:style-name="P2"><text:s text:c="4"/><text:span text:style-name="T1">&lt;autor fechaNacimiento="28/03/1936"&gt;Mario Vargas Llosa&lt;/autor&gt;</text:span></text:p>
      <text:p text:style-name="P2"><text:s text:c="4"/><text:span text:style-name="T1">&lt;fechaPublicacion año="1969"/&gt;</text:span></text:p>
      <text:p text:style-name="P2"><text:s text:c="2"/><text:span text:style-name="T1">&lt;/libro&gt;</text:span></text:p>
      <text:p text:style-name="P5">&lt;/biblioteca&gt;</text:p>
      <text:p text:style-name="P25">1- Obtener los libros escritos por Mario Vargas Llosa.</text:p>
      <text:p text:style-name="P25"/>
      <text:p text:style-name="P26">//<text:span text:style-name="T13">libro[autor=”Marios Vargas llosa”]</text:span></text:p>
      <text:p text:style-name="P1"><text:span text:style-name="T1"><text:s text:c="5"/></text:span><text:span text:style-name="T9">&lt;libro&gt;</text:span></text:p>
      <text:p text:style-name="P13"><text:s text:c="4"/><text:span text:style-name="T1">&lt;titulo&gt;Pantaleón y las visitadoras&lt;/titulo&gt;</text:span></text:p>
      <text:p text:style-name="P13"><text:s text:c="4"/><text:span text:style-name="T1">&lt;autor fechaNacimiento="28/03/1936"&gt;Mario Vargas Llosa&lt;/autor&gt;</text:span></text:p>
      <text:p text:style-name="P13"><text:s text:c="4"/><text:span text:style-name="T1">&lt;fechaPublicacion año="1973"/&gt;</text:span></text:p>
      <text:p text:style-name="P13"><text:s text:c="2"/><text:span text:style-name="T1">&lt;/libro&gt;</text:span></text:p>
      <text:p text:style-name="P13"><text:s text:c="2"/><text:span text:style-name="T1">&lt;libro&gt;</text:span></text:p>
      <text:p text:style-name="P13"><text:s text:c="4"/><text:span text:style-name="T1">&lt;titulo&gt;Conversación en la catedral&lt;/titulo&gt;</text:span></text:p>
      <text:p text:style-name="P13"><text:s text:c="4"/><text:span text:style-name="T1">&lt;autor fechaNacimiento="28/03/1936"&gt;Mario Vargas Llosa&lt;/autor&gt;</text:span></text:p>
      <text:p text:style-name="P13"><text:s text:c="4"/><text:span text:style-name="T1">&lt;fechaPublicacion año="1969"/&gt;</text:span></text:p>
      <text:p text:style-name="P12"><text:s text:c="2"/>&lt;/libro&gt;</text:p>
      <text:p text:style-name="P27"><text:span text:style-name="T3">2- </text:span><text:span text:style-name="T4"><text:s/></text:span><text:span text:style-name="T6">Obtener el autor que haya publicado libros en 1969 de dos formas.</text:span></text:p>
      <text:p text:style-name="P28"><text:span text:style-name="T6">//libro[fechaPublicacion/@año=1969]/autor</text:span></text:p>
      <text:p text:style-name="P29"><text:span text:style-name="T6">//libro/fechaPublicacion</text:span><text:span text:style-name="T7">[</text:span><text:span text:style-name="T6">@año=1969]</text:span><text:span text:style-name="T7">/../</text:span><text:span text:style-name="T6">autor</text:span></text:p>
      <text:p text:style-name="P29"><text:span text:style-name="T6">//libro[fechaPublicacion/@año=1969]/../</text:span><text:span text:style-name="T7">child::autor</text:span></text:p>
      <text:p text:style-name="P29"><text:span text:style-name="T7">//fechaPublicacion[@año=1969]/preceding-sibling::autor</text:span></text:p>
      <text:p text:style-name="P28"><text:span text:style-name="T6"/></text:p>
      <text:p text:style-name="P6"><text:s text:c="3"/><text:span text:style-name="T8"><text:s/>&lt;autor fechaNacimiento="28/03/1936"&gt;Mario Vargas Llosa&lt;/autor&gt;</text:span></text:p>
      <text:p text:style-name="P9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3- <text:span text:style-name="T5">O</text:span><text:span text:style-name="T2">btener los títulos de los libros publicados el mismo año que la novela "La vida está en otra parte"</text:span> .</text:p>
      <text:p text:style-name="P17"/>
      <text:p text:style-name="P17"/>
      <text:p text:style-name="P18"/>
      <text:p text:style-name="P10">&lt;titulo&gt;La vida está en otra parte&lt;/titulo&gt;</text:p>
      <text:p text:style-name="P11">&lt;titulo&gt;Pantaleón y las visitadoras&lt;/titulo&gt;</text:p>
      <text:p text:style-name="P17">4- <text:span text:style-name="T5">O</text:span><text:span text:style-name="T2">btener los títulos de los libros del mismo autor que la novela "Pantaleón y las visitadoras"</text:span> </text:p>
      <text:p text:style-name="P17"/>
      <text:p text:style-name="P10"/>
      <text:p text:style-name="P8">5- Obtener los autores <text:s/>de los libros publicados el mismo año que el libro “<text:span text:style-name="T11">Pantaleón y las visitadoras"</text:span> </text:p>
      <text:p text:style-name="P14">Milan Kundera</text:p>
      <text:p text:style-name="P11"><text:span text:style-name="T12">Mario Vargas Llosa</text:span> </text:p>
      <text:p text:style-name="P23">6- Utiliza ejes para obtener t<text:span text:style-name="T10">odos los títulos de los libros </text:span></text:p>
      <text:p text:style-name="P20"/>
      <text:p text:style-name="P21">La vida está en otra parte</text:p>
      <text:p text:style-name="P21">Pantaleón y las visitadoras</text:p>
      <text:p text:style-name="P21">Conversación en la catedral</text:p>
      <text:p text:style-name="P16"/>
      <text:p text:style-name="P15">7- Utiliza ejes para obtener el 2º libro.</text:p>
      <text:p text:style-name="P16"/>
      <text:p text:style-name="P21">&lt;libro&gt;</text:p>
      <text:p text:style-name="P21"><text:s text:c="2"/>&lt;titulo&gt;Pantaleón y las visitadoras&lt;/titulo&gt;</text:p>
      <text:p text:style-name="P21"><text:s text:c="2"/>&lt;autor fechaNacimiento="28/03/1936"&gt;Mario Vargas Llosa&lt;/autor&gt;</text:p>
      <text:p text:style-name="P21"><text:s text:c="2"/>&lt;fechaPublicacion año="1973"/&gt;</text:p>
      <text:p text:style-name="P22">&lt;/libro&gt;</text:p>
      <text:p text:style-name="P24">8- Utiliza ejes para obtener el titulo y el autor de los libros escritos en el año 1969.</text:p>
      <text:p text:style-name="P19">&lt;titulo&gt;Conversación en la catedral&lt;/titulo&gt;</text:p>
      <text:p text:style-name="P19">&lt;autor fechaNacimiento="28/03/1936"&gt;Mario Vargas Llosa&lt;/autor&gt;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/>
    <style:font-face style:name="Courier New" svg:font-family="'Courier New'"/>
    <style:font-face style:name="Courier New1" svg:font-family="'Courier New'" style:font-family-generic="modern" style:font-pitch="fixed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 e</meta:initial-creator>
    <meta:creation-date>2015-04-15T22:23:24.06</meta:creation-date>
    <dc:date>2023-04-13T11:55:53.714417744</dc:date>
    <meta:editing-duration>PT49M29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2" meta:paragraph-count="57" meta:word-count="242" meta:character-count="2250" meta:non-whitespace-character-count="1966"/>
  </office:meta>
</office:document-meta>
</file>